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942" officeooo:paragraph-rsid="000ec942"/>
    </style:style>
    <style:style style:name="P2" style:family="paragraph" style:parent-style-name="Standard">
      <style:text-properties officeooo:rsid="00109cb5" officeooo:paragraph-rsid="00109cb5"/>
    </style:style>
    <style:style style:name="P3" style:family="paragraph" style:parent-style-name="Standard">
      <style:text-properties officeooo:rsid="0010a647" officeooo:paragraph-rsid="0010a647"/>
    </style:style>
    <style:style style:name="P4" style:family="paragraph" style:parent-style-name="Standard">
      <style:text-properties officeooo:rsid="0010a647" officeooo:paragraph-rsid="00119364"/>
    </style:style>
    <style:style style:name="P5" style:family="paragraph" style:parent-style-name="Standard">
      <style:text-properties officeooo:rsid="00119364" officeooo:paragraph-rsid="00119364"/>
    </style:style>
    <style:style style:name="P6" style:family="paragraph" style:parent-style-name="Standard">
      <style:text-properties officeooo:rsid="0012d1c0" officeooo:paragraph-rsid="0012d1c0"/>
    </style:style>
    <style:style style:name="T1" style:family="text">
      <style:text-properties officeooo:rsid="00119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<text:line-break/><text:line-break/>Exo1</text:p>
      <text:p text:style-name="P1"/>
      <text:p text:style-name="P1">2 coeur</text:p>
      <text:p text:style-name="P1"/>
      <text:p text:style-name="P2">Exo 2 </text:p>
      <text:p text:style-name="P2"/>
      <text:p text:style-name="P2"/>
      <text:p text:style-name="P2"/>
      <text:p text:style-name="P3">Exo4 </text:p>
      <text:p text:style-name="P3"/>
      <text:p text:style-name="P3">Mono → </text:p>
      <text:p text:style-name="P3">PI <text:s text:c="2"/>= 3.141593</text:p>
      <text:p text:style-name="P3">Math = 3.141593</text:p>
      <text:p text:style-name="P3">Temps d'execution : <text:span text:style-name="T1">9~</text:span></text:p>
      <text:p text:style-name="P3"/>
      <text:p text:style-name="P5">2 Theard →</text:p>
      <text:p text:style-name="P4">PI <text:s text:c="2"/>= 3.141593</text:p>
      <text:p text:style-name="P4">Math = 3.141593</text:p>
      <text:p text:style-name="P4">Temps d'execution : <text:span text:style-name="T1">4.5~</text:span></text:p>
      <text:p text:style-name="P3"/>
      <text:p text:style-name="P6">Fois 2</text:p>
      <text:p text:style-name="P6"/>
      <text:p text:style-name="P6"/>
      <text:p text:style-name="P6"/>
      <text:p text:style-name="P6"/>
      <text:p text:style-name="P6">gcc -S exo5.c -o0 <text:s/>-fopenm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5:09:44.995228701</meta:creation-date>
    <dc:date>2023-02-07T17:16:38.689043094</dc:date>
    <meta:editing-duration>PT2H6M5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9" meta:character-count="183" meta:non-whitespace-character-count="149"/>
  </office:meta>
</office:document-meta>
</file>